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style:text-position="sub 58%" fo:language="fr" fo:country="FR"/>
    </style:style>
    <style:style style:name="P3" style:family="paragraph" style:parent-style-name="Standard" style:master-page-name="Standard">
      <style:paragraph-properties style:page-number="auto"/>
      <style:text-properties fo:language="fr" fo:country="FR"/>
    </style:style>
    <style:style style:name="P4" style:family="paragraph" style:parent-style-name="Standard">
      <style:text-properties fo:language="fr" fo:country="FR"/>
    </style:style>
    <style:style style:name="P5" style:family="paragraph" style:parent-style-name="Standard">
      <style:paragraph-properties fo:break-before="page"/>
      <style:text-properties fo:language="fr" fo:country="FR"/>
    </style:style>
    <style:style style:name="T1" style:family="text">
      <style:text-properties fo:language="fr" fo:country="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t;div class="fiche1"&gt;&lt;div class="fiche-img-top" style="background:url(https://i.imgur.com/JvBPOwA.jpg);"&gt;&lt;span class="fiche-group-knights"&gt;Hope&lt;/span&gt;&lt;/div&gt;&lt;div class="fiche2"&gt;&lt;div class="fiche-bloc-left"&gt;&lt;div class="fiche-bloc-left-titre"&gt;id&lt;/div&gt;&lt;div class="fiche-bloc-left-img"&gt;&lt;img src="https://zupimages.net/up/20/11/fp7n.png"/&gt;&lt;/div&gt;&lt;div class="fiche-bloc-left-txt"&gt;Français&lt;/div&gt;&lt;div class="fiche-bloc-left-img"&gt;&lt;img src="https://zupimages.net/up/20/10/jbar.png"/&gt;&lt;/div&gt;&lt;div class="fiche-bloc-left-txt"&gt;30 ans ϟ né le 29/07/1991&lt;/div&gt;&lt;div class="fiche-bloc-left-img"&gt;&lt;img src="https://zupimages.net/up/20/10/w1fi.png"/&gt;&lt;/div&gt;&lt;div class="fiche-bloc-left-txt"&gt;Ancien Journaliste d’investigation – Aujourd’hui chevalier de la table ronde&lt;/div&gt;&lt;div class="fiche-bloc-left-img"&gt;&lt;img src="https://zupimages.net/up/20/10/avr1.png"/&gt;&lt;/div&gt;&lt;div class="fiche-bloc-left-txt2"&gt;Pace – La storia della Arcana Famiglia&lt;/div&gt;&lt;div class="fiche-bloc-left-img"&gt;&lt;img src="https://zupimages.net/up/20/10/16fb.png"/&gt;&lt;/div&gt;&lt;div class="fiche-bloc-left-txt"&gt;Hétérosexuel&lt;/div&gt;&lt;/div&gt;&lt;div class="fiche-bloc-right"&gt;&lt;div class="fiche-name-img"&gt;&lt;img src="https://i.imgur.com/nnm3vfm.jpg"/&gt;&lt;/div&gt;&lt;div class="fiche-name-knights"&gt;Titouan</text:p>
      <text:p text:style-name="P1">Jean&lt;/div&gt;&lt;div style="clear:both;"&gt;&lt;/div&gt;&lt;div class="fiche-apparence"&gt;Cheveux chatains <text:s/>ϟ yeux marrons ϟ 1m87 ϟ Bigleux as fuck – Franchement une brindille – Toujours habillé comme s’il était bien habillé mais en fait il est habillé comme un GUEUX&lt;./div&gt;&lt;/div&gt;&lt;div style="clear:both;"&gt;&lt;/div&gt;&lt;div class="tableonglets"&gt;&lt;div class="ficheOnglets"&gt;&lt;label for="o1" class="onglet"&gt;personnage&lt;/label&gt;&lt;label for="o2" class="onglet"&gt;la tempête et toi&lt;/label&gt;&lt;label for="o3" class="onglet"&gt;hors rp&lt;/label&gt;&lt;/div&gt;</text:p>
      <text:p text:style-name="P1">&lt;input id="o1" type="radio" name="onglets" checked&gt;&lt;span class="ongletcont"&gt;&lt;div class="ongletcont2"&gt;-Bon. J’imagine que tu sais ce qu’on fait ici ?</text:p>
      <text:p text:style-name="P1"/>
      <text:p text:style-name="P1">L’homme libéra une bouffée de fumée en attendant la réponse de Titouan. Celui-ci dispersa le nuage d’un revers de main machinal tout en le décortiquant du regard. Par « ici », il entendait sûrement « au journal » et non pas « ici » comme dans « à la terrasse de ce café - Lieu de rendez-vous choisi par le narrateur uniquement pour lui donner la possibilité de fumer et ainsi obtenir cette entrée en matière théâtrale ». Ça, il le savait.</text:p>
      <text:p text:style-name="P1"/>
      <text:p text:style-name="P1">-Oui… Enfin je pense.</text:p>
      <text:p text:style-name="P1"/>
      <text:p text:style-name="P1">-Tant mieux. Alors parle-moi un peu de toi ?</text:p>
      <text:p text:style-name="P1"/>
      <text:p text:style-name="P1">-Alors… Je m’appelle Titouan, j’ai 26 ans et j’ai grandi à Lyon. J’ai obtenu un master en Journalisme en 2014. Comme vous pouvez le voir sur mon C.V, depuis j’ai travaillé pour un grand groupe de presse. Mais depuis un moment je ne me sentais plus vraiment en harmonie dans mon travail, donc j’ai commencé à chercher quelque chose un peu plus… disons un peu plus en accord avec mes principes.</text:p>
      <text:p text:style-name="P1"/>
      <text:p text:style-name="Standard"><text:span text:style-name="T1">« Plus en accord avec ses principes » … Un sacré euphémisme. Le groupe dont il parlait – pour lequel il avait bossé pendant deux ans – avait été racheté par un milliardaire qui avait… « réorienté la ligne directrice » (Titouan était passé maître dans l’art du politiquement incorrect-correct). Pour faire simple, les articles n’avaient plus le droit de critiquer ses copains du gouvernement et autres racailles avec du pouvoir – entre autres choses. Cela </text:span><text:soft-page-break/><text:span text:style-name="T1">avait révolté le jeune homme, qui avait donc décidé de claquer la porte (au lieu de rester et de se battre pour la déontologie et la morale, en bon allergique au conflit qu’il était).</text:span></text:p>
      <text:p text:style-name="P1"/>
      <text:p text:style-name="P1">-Ahah ouais ça se comprend, c’est pas joli-joli ce qu’il se passe là-bas en ce moment. Bon par contre tu te doutes qu’on pourra pas te payer autant que dans ton ancien job ? Et qu’il va falloir bosser. On est un journal indépendant, c’est clair qu’on a pas le même budget ni les mêmes conditions de travail…</text:p>
      <text:p text:style-name="P1"/>
      <text:p text:style-name="P1">-Je sais. Ça m’est égal.</text:p>
      <text:p text:style-name="P1"/>
      <text:p text:style-name="P1">C’était vrai. Tant qu’il avait de quoi vivre, l’argent n’était pas une priorité. Il était plus important de travailler pour des « bonnes » personnes. De faire du journalisme d’investigation, du vrai. Pouvoir révéler au grand jour les magouilles des sales types au pouvoir. Combattre les injustices. A sa manière. Ces pourris profitaient de leur pouvoir et de leur influence pour s’en mettre plein les fouilles de manière malhonnête en toute impunité et sur le dos des travailleurs. S’il y avait une chose que le garçon détestait, c’était de voir les forts opprimer les faibles. Alors s’il pouvait lutter contre, à sa propre échelle, c’était toujours ça de gagné pour dormir un peu mieux la nuit.</text:p>
      <text:p text:style-name="P1"/>
      <text:p text:style-name="P1">-Parfait. Est-ce que tu serais prêt à devoir partir en voyage à la dernière minute ? Pour couvrir un événement, interviewer quelqu’un… J’espère que t’as pas une vie de famille trop prenante ahah</text:p>
      <text:p text:style-name="P1"/>
      <text:p text:style-name="P1">L’entretien commençait à traîner en longueur. Était-ce parce que le rédacteur en chef ne voulait prendre aucun risque avant de l’embaucher ou bien parce que le narrateur avait besoin de paragraphes supplémentaires pour terminer cette description mentale ? Nul ne le saurait jamais. Toujours était-il que Titouan commençait à peiner à rester concentré. Il n’aimait pas ça, les entretiens. Trop sérieux. Pour un homme comme lui qui passait son temps à déconner et raconter des conneries, rester attentif aussi longtemps était un calvaire. Mais bon, il fallait y passer.</text:p>
      <text:p text:style-name="P1"/>
      <text:p text:style-name="P1">-Pas de problème. Ma copine râlera peut-être un peu mais bon ahah</text:p>
      <text:p text:style-name="P1"/>
      <text:p text:style-name="P1">L’homme esquissa un sourire avant de prendre une nouvelle bouffée de sa cigarette. Finalement, il écrasa son mégot dans le cendrier mis à leur disposition avant de se tourner à nouveau vers Titouan.</text:p>
      <text:p text:style-name="P1"/>
      <text:p text:style-name="P1">-Bien. Je crois que je n’ai pas plus de question pour aujourd’hui. Il se leva et lui tendit sa main. Je te recontacte rapidement pour te donner le « verdict » eheh.</text:p>
      <text:p text:style-name="P1"/>
      <text:p text:style-name="Standard"><text:span text:style-name="T1">Le jeune homme aux cheveux châtains se leva à son tour et fixa la main tendue pendant un instant d’hésitation. Est-ce qu’il n’était pas en train de faire une connerie ? Avait-il lâché un boulot tranquille, bien payé et sans trop d’emmerdes pour venir s’embourber dans le dernier canard révolutionnaire ? A lui les journées de 18h pour une misère. Sans compter qu’ils s’attaquaient en général à des gros poissons. Titouan prenait seulement la mesure de ce que cela signifiait ; coups de pression, procès… Une boule se forma dans son estomac tandis que les idées angoissantes défilaient dans son esprit. Finalement, sa main droite vint </text:span><text:soft-page-break/><text:span text:style-name="T1">empoigner celle de son interlocuteur, sans vraiment qu’il ne s’en rende compte, comme par automatisme.</text:span></text:p>
      <text:p text:style-name="P1"/>
      <text:p text:style-name="P1">-J’attends votre coup de fil avec impatience.</text:p>
      <text:p text:style-name="P1"/>
      <text:p text:style-name="P1">&lt;div class="ligne"&gt;&lt;/div&gt;</text:p>
      <text:p text:style-name="P1"/>
      <text:p text:style-name="P1">&lt;div class="ligne"&gt;&lt;/div&gt;</text:p>
      <text:p text:style-name="P1">&lt;div class="weshcquoitonvoeulepluscher-K"&gt;&lt;b&gt;Ce que tu veux le plus au monde, consciemment ou non, c'est quoi ? &lt;/b&gt;Découvrir les secrets derrière la tempête et les événements extraordinaires qui y sont liés. &lt;/div&gt;</text:p>
      <text:p text:style-name="P1">&lt;div class="weshcquoitonvoeulepluscher-K"&gt;&lt;b&gt;Et avant la tempête, c'était quoi, ton vœux le plus cher ?&lt;/b&gt; Détruire le capitalisme – Épouser Agathe &lt;/div&gt;&lt;/div&gt;&lt;/span&gt;&lt;input id="o2" type="radio" name="onglets"&gt;&lt;span class="ongletcont"&gt;&lt;div class="ongletcont2"&gt;&lt;b&gt;&lt;span class="question-K"&gt;1&lt;/span&gt;Tu habites à Arcadia Bay ou tu étais juste de passage ? &lt;/b&gt;Juste de passage (fuck my life).</text:p>
      <text:p text:style-name="P1"/>
      <text:p text:style-name="P1">&lt;b&gt;&lt;span class="question-K"&gt;2&lt;/span&gt;Tu faisais quoi avant la tempête ? &lt;/b&gt;Journaliste d’investigation, travaillant pour un journal indépendant et engagé. En particulier, Titouan était sur un gros dossier d’évasion fiscale – les “Pampers Papers” au moment de la tempête, raison de sa présence à Arcadia Bay.</text:p>
      <text:p text:style-name="P1"/>
      <text:p text:style-name="P1">&lt;b&gt;&lt;span class="question-K"&gt;3&lt;/span&gt;Quels dégâts a-t-elle fait dans ta vie ? &lt;/b&gt;Principalement psychologiques. Le désespoir de ne jamais retrouver sa fiancée. La frustration d’être coincé dans une anomalie spacio-temporelle où il ne pourrait pas exposer les salauds corrompus de ce monde.</text:p>
      <text:p text:style-name="P1"/>
      <text:p text:style-name="P1">&lt;b&gt;&lt;span class="question-K"&gt;4&lt;/span&gt;Que faisais-tu lorsque la Tempête a frappé ? &lt;/b&gt; Titouan était à la recherche d’un ancien comptable exilé pour lui soutirer des preuves de corruption d’un politicien français</text:p>
      <text:p text:style-name="P1"/>
      <text:p text:style-name="P1">&lt;b&gt;&lt;span class="question-K"&gt;5&lt;/span&gt;Tu quitterais tout pour retrouver ta vie d'avant ? &lt;/b&gt;[ <text:s/>] OUI <text:s text:c="2"/>[X ] NON (plus maintenant)</text:p>
      <text:p text:style-name="P1"/>
      <text:p text:style-name="P1">&lt;b&gt;&lt;span class="question-K"&gt;6&lt;/span&gt;Pourquoi et comment as-tu rejoint les Knights ? &lt;/b&gt; Un peu par hasard honnêtement. Assez étrangement, le “pourquoi” est essentiellement égoïste alors que le “comment” est uniquement altruiste (cf histoire).</text:p>
      <text:p text:style-name="P1"/>
      <text:p text:style-name="P1">&lt;b&gt;&lt;span class="question-K"&gt;7&lt;/span&gt;De quelles activités es-tu en charge ? &lt;/b&gt;En tant que chevalier de la table ronde – un peu bon gré, mal gré – Hope est responsable de la pérénnité du château et de la sécurité de ses membres principalement.</text:p>
      <text:p text:style-name="P1"/>
      <text:p text:style-name="P1">&lt;b&gt;&lt;span class="question-K"&gt;8&lt;/span&gt;Comment se passe ton intégration au sein du groupe ? &lt;/b&gt;Plutôt bien, même si Hope a un certain nombre de réserves. Il les a rejoints pour un mélange d’altruisme et d’attrait pour la célebrité et aujourd’hui il se demande s’il a véritablement sa place dans ce groupe. Heureusement, sa propention à dissimuler ses sentiments l’aide à passer inaperçu.</text:p>
      <text:p text:style-name="P1"><text:soft-page-break/></text:p>
      <text:p text:style-name="P1">&lt;b&gt;&lt;span class="question-K"&gt;9&lt;/span&gt;Que penses-tu des autres groupes qui s'organisent ? &lt;/b&gt;Les pirates sont des gens détestables. Profiter du malheur de quelqu’un pour en faire sa propre fortune fait montre d’un manque d’empathie digne de sociopathes. D’un autre côté, les Greens ont sans doute raison sur le fond, mais leur approche trop pragmatique a tendance à rebuter Hope.</text:p>
      <text:p text:style-name="P1"/>
      <text:p text:style-name="P1">&lt;div class="ligne"&gt;&lt;/div&gt;</text:p>
      <text:p text:style-name="P1">L’immense majorité de l’histoire de la courte vie de Titouan pourrait être utilisée pour l’entrée « monsieur tout le monde » d’un dictionnaire – pour peu que cette entrée ait existé un jour. Né et élevé [strike]en plein air[/strike] en France, dans la banlieue lyonnaise, le garçon est issu d’une famille de classe moyenne, d’un père prof et d’une mère avocate. Sans pour autant rouler sur l’or, il grandit sans véritable problèmes d’argent et fut épargné de cette difficulté qui en touchait beaucoup. A l’aube de sa quatrième année, Titouan fut béni par la naissance de sa petite sœur, Jeanne. <text:s/>Sœur avec laquelle il deviendra très vite très proche, et le foyer s’épanouit ainsi des années durant, en apparence à l’abri des malheurs de la vie.</text:p>
      <text:p text:style-name="P1"/>
      <text:p text:style-name="P1">L’enfance et l’adolescence de Titouan se déroulèrent telles un long fleuve tranquille. Seule ombre au tableau, le garçon fut diagnostiqué très tôt d’une hypermétropie sévère, lui causant de régulièrement subir de violents maux de tête. En dehors de cela, professions de ses parents oblige, le blondin a grandi bercé dans des valeurs de justice et de lutte sociale qui l’ont, on ne va pas se mentir, [i]légèrement[/i] influencé dans ses choix futurs.</text:p>
      <text:p text:style-name="P1"/>
      <text:p text:style-name="P1">Choix futurs qui commenceront à pointer le bout de leur nez après sa majorité. Poussé par ses valeurs, sa curiosité et un surprenant talent pour l’écriture et le storytelling de manière générale, Titouan s’orienta vers des études de journalisme, quittant le berceau familial pour intégrer une prestigieuse école parisienne. C’est là-bas qu’il fera la connaissance d’Agathe, dont il tombera éperdument amoureux et avec qui il se fiancera des années plus tard. Diplôme en poche, le tout nouveau journaliste obtint un stage dans un grand groupe de presse de la capitale, à la suite duquel il décrochera un contrat pour son plus grand plaisir et la plus grande fierté de ses parents.</text:p>
      <text:p text:style-name="P1"/>
      <text:p text:style-name="P1">Il y travailla pendant trois années, gagnant rapidement en autonomie et en compétences. Mais c’est à ce moment-là que le journal fut racheté par un riche investisseur. Dès lors, la ligne éditoriale changea drastiquement, et ce dans une direction qui ne plaisait absolument pas au jeune homme. On lui refusa nombre d’articles mettant en cause l’intégrité de personnes d’influence ou autres sujets jugés trop « militants » sans véritable motif valable. Titouan s’y soumis pendant quelques temps, par peur de perdre son emploi et de se retrouver en grande difficulté, mais son – familial – sens de la morale et de la justice finit par le pousser à quitter cet environnement qu’il considérait comme malsain, moralement douteux et, par-dessus le marché, parisien.</text:p>
      <text:p text:style-name="P1"/>
      <text:p text:style-name="Standard"><text:span text:style-name="T1">L’aîné de la famille Jean démissionna donc et se mit à la recherche d’un travail plus en accord avec ses principes. La chance lui sourit – à moins que ce ne soit sa propension à travailler beaucoup pour pas cher, du moment que son travail avait un sens à ses yeux – lorsqu’il fut contacté par le rédacteur en chef d’un journal indépendant et très engagé. Les </text:span><text:soft-page-break/><text:span text:style-name="T1">deux hommes s’entendirent à merveille et peu de temps après, soit deux ans avant la tempête d’Arcadia Bay, Titouan commençait son nouvel emploi. Alors débuta une période de galère pour lui, le manque de moyens et de soutien les obligeant à travailler dans des conditions déplorables. Les semaines de travail avoisinaient les cent heures, le canard était régulièrement embourbé dans des problèmes juridiques, la tonalité -et le contenu- de ses articles n’étant pas du goût de ses cibles habituelles, et entre un sommeil somme toute rare et une alimentation à l’équilibre douteux, il avait une hygiène de vie des plus déplorable. Mais pour une fois, sa vie avait du sens. </text:span></text:p>
      <text:p text:style-name="P1"/>
      <text:p text:style-name="P1">Environ un an et demi après son arrivée dans le journal, Titouan commença à travailler sur un énorme dossier, ayant pour but de révéler des montages financiers de grandes fortunes pour échapper aux impôts. Ce projet, baptisé « Pampers Papers », impliquait notamment du délit d’initié sur les actions d’une grande marque de couches. C’était le plus gros dossier sur lequel Titouan ait été amené à travailler et il y consacra sa vie. Après des mois à accumuler les preuves, lui et ses collègues étaient à deux doigts de lâcher leur bombe. C’est alors que le garçon mit la main sur une piste pouvant le mener à un des éléments clefs manquant de leur investigation : le lieu où l’un des experts comptables trempés jusqu’au cou dans l’affaire avait pris sa « retraite ». Seul bémol, la piste le menait droit au États-Unis, dans une petite ville de l’Oregon. Titouan négocia une semaine de délai auprès de ses compagnons, arguant qu’un témoignage de ce genre avait de quoi rendre le dossier encore plus béton, et sauta dans le premier avion venu.</text:p>
      <text:p text:style-name="P1"/>
      <text:p text:style-name="P1">Une fois sur place, il lui fallut plusieurs jours pour mettre la main sur le fameux comptable. Mais le plus gros problème fut ensuite d’essayer de le faire parler. L’homme refusait catégoriquement de lui livrer quelque information que ce soit. C’était un vieux bonhomme aigri, obtus et acariâtre. Le futur Knight ne se découragea pas et persista à essayer d’obtenir son témoignage. C’est au troisième jour consécutif où Titouan se rendait à son domicile, tandis que l’ancien comptable le menaçait de demander une injonction restrictive à son encontre, que la tempête frappa. </text:p>
      <text:p text:style-name="P1"/>
      <text:p text:style-name="P1">Titouan se souvient encore parfaitement aujourd’hui de ce moment. Le temps sembla se ralentir, comme inversement proportionnel à la vitesse du vent. Le chaos s’abattit sur eux à une vitesse fulgurante. Le garçon n’eut pas le temps de comprendre ce qu’il se passait. Il était tétanisé. Incapable de bouger le moindre muscle. Sous ses yeux ébahis, un morceau de sa maison s’écroula sur le vieux comptable, l’ensevelissant dans un cri sourd étouffé par le fatras que la tempête avait libéré. Pendant plusieurs secondes, Titouan resta inerte. Son cerveau lui hurlait de courir essayer de se mettre à l’abri, d’abandonner ce vieux croûton à son sort. Après tout il avait ce qu’il méritait, cet infâme personnage.</text:p>
      <text:p text:style-name="P1"/>
      <text:p text:style-name="P1">Évidemment, sa conscience et son empathie ne l’entendaient pas de cette oreille. Tout en se maudissant, le journaliste commença à déblayer les décombres – se découvrant au passage une force physique qu’il ne se connaissait pas – pour dégager le vieillard, mal en point mais toujours en vie. Faisant fi de son instinct de survie, de son aversion pour ledit vieillard et de la pluie de débris, de flammes, de morceaux en tout genre qui leur tombait littéralement sur la tronche, il le hissa sur son dos et se mit en route en direction de l’hôpital de la ville, qui fort heureusement se trouvait non loin.</text:p>
      <text:p text:style-name="P1"/>
      <text:p text:style-name="P1"><text:soft-page-break/>Une fois sur place, Titouan prit enfin la mesure de ce qui était en train de se produire. La ville entière semblait avoir été rasée par une tempête d’une violence inouïe et personne n’avait été épargné. Le service d’urgence était débordé et la panique s’était emparée des habitants – ceux encore valides. Les gens – personnel de l’hôpital ou civils en plein affolement- couraient dans tous les sens et le chaos régnait en maître absolu. Titouan laissa son fardeau à un infirmier puis se mit en quête d’un semblant d’abri pour affronter le reste de l’ouragan. C’est avec cette idée en tête qu’il se mit à marcher, sans trop savoir où aller ni ce qu’il cherchait véritablement.</text:p>
      <text:p text:style-name="P1"/>
      <text:p text:style-name="P1">C’est alors que son attention fut attirée par des cris </text:p>
      <text:p text:style-name="P1"/>
      <text:p text:style-name="P2"/>
      <text:p text:style-name="P1"><text:s/>&lt;/div&gt;&lt;/span&gt;&lt;input id="o3" <text:s text:c="121"/>type="radio" name="onglets"&gt;&lt;span class="ongletcont"&gt;&lt;div class="ongletcont2"&gt;Salut moi c’est T. Ça Fait un nombre trop élevé pour être assumé d’années que je parcours les forums RP, et cette fois-ci j’ai jeté mon dévolu sur vous. Désolé. &lt;/div&gt;&lt;/span&gt;&lt;/div&gt;</text:p>
      <text:p text:style-name="P1">&lt;/div&gt;&lt;/div&gt;</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none"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phile Varnier</meta:initial-creator>
    <dc:creator>Théo </dc:creator>
    <meta:editing-cycles>1010</meta:editing-cycles>
    <meta:creation-date>2021-11-17T20:58:00</meta:creation-date>
    <dc:date>2021-11-26T22:31:09.90</dc:date>
    <meta:editing-duration>PT1H54M35S</meta:editing-duration>
    <meta:generator>OpenOffice/4.1.1$Win32 OpenOffice.org_project/411m6$Build-9775</meta:generator>
    <meta:document-statistic meta:table-count="0" meta:image-count="0" meta:object-count="0" meta:page-count="7" meta:paragraph-count="44" meta:word-count="2552" meta:character-count="1698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